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828" officeooo:paragraph-rsid="001cb828"/>
    </style:style>
    <style:style style:name="P2" style:family="paragraph" style:parent-style-name="Standard">
      <style:text-properties officeooo:rsid="001e1251" officeooo:paragraph-rsid="001e1251"/>
    </style:style>
    <style:style style:name="T1" style:family="text">
      <style:text-properties officeooo:rsid="001e1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 = pluie</text:p>
      <text:p text:style-name="P1"/>
      <text:p text:style-name="P1">Or = orage</text:p>
      <text:p text:style-name="P1"/>
      <text:p text:style-name="P1">Sol = soleil</text:p>
      <text:p text:style-name="P1"/>
      <text:p text:style-name="P2">cha = air chaud</text:p>
      <text:p text:style-name="P2"/>
      <text:p text:style-name="P2">fro = air froid</text:p>
      <text:p text:style-name="P1"/>
      <text:p text:style-name="P1">Bt = beau temps</text:p>
      <text:p text:style-name="P1"/>
      <text:p text:style-name="P1">Nu = nuage</text:p>
      <text:p text:style-name="P1"/>
      <text:p text:style-name="P1">Cy = cyclone</text:p>
      <text:p text:style-name="P1"/>
      <text:p text:style-name="P1">Acy = anti-cyclone</text:p>
      <text:p text:style-name="P1"/>
      <text:p text:style-name="P1">Tdt = tremblement de terre</text:p>
      <text:p text:style-name="P1"/>
      <text:p text:style-name="P1">eru = eruption volcanique</text:p>
      <text:p text:style-name="P1"/>
      <text:p text:style-name="P1">cnimb = cumulonimbus</text:p>
      <text:p text:style-name="P1"/>
      <text:p text:style-name="P1">clus = cumulus</text:p>
      <text:p text:style-name="P1"/>
      <text:p text:style-name="P1">stus = stratus</text:p>
      <text:p text:style-name="P1"/>
      <text:p text:style-name="P1">bro = brouillard</text:p>
      <text:p text:style-name="P1"/>
      <text:p text:style-name="P2">nei = neige</text:p>
      <text:p text:style-name="P2"/>
      <text:p text:style-name="P2">ver = verglas</text:p>
      <text:p text:style-name="P1"/>
      <text:p text:style-name="P1">B<text:span text:style-name="T1">eau </text:span>t<text:span text:style-name="T1">emps</text:span> → soleil</text:p>
      <text:p text:style-name="P2">Anticyclone → Beau temps ^ Cumulus</text:p>
      <text:p text:style-name="P2">Eruption → Tremblement de terre</text:p>
      <text:p text:style-name="P2">soleil → air chaud</text:p>
      <text:p text:style-name="P2">froid ^ Pluie → neige ^ verglas</text:p>
      <text:p text:style-name="P2">nuages ^ air chaud → brouillard</text:p>
      <text:p text:style-name="P2">air chaud → stratus</text:p>
      <text:p text:style-name="P2">stratus ^ cyclone → orage</text:p>
      <text:p text:style-name="P2">air froid → cumulonimbus</text:p>
      <text:p text:style-name="P2">cumulonimbus → pluie</text:p>
      <text:p text:style-name="P2">stratus → pluie</text:p>
      <text:p text:style-name="P2">eruption volcanique → nuage</text:p>
      <text:p text:style-name="P2">cyclone → air froid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9:51:30.693735102</meta:creation-date>
    <dc:date>2015-10-09T10:18:31.465834216</dc:date>
    <meta:editing-duration>PT11M10S</meta:editing-duration>
    <meta:editing-cycles>1</meta:editing-cycles>
    <meta:document-statistic meta:table-count="0" meta:image-count="0" meta:object-count="0" meta:page-count="1" meta:paragraph-count="30" meta:word-count="116" meta:character-count="569" meta:non-whitespace-character-count="483"/>
    <meta:generator>LibreOffice/4.2.8.2$Linux_X86_64 LibreOffice_project/420m0$Build-2</meta:generator>
  </office:meta>
</office:document-meta>
</file>